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9b73e" officeooo:paragraph-rsid="0019b73e"/>
    </style:style>
    <style:style style:name="P2" style:family="paragraph" style:parent-style-name="Standard" style:list-style-name="L1">
      <style:text-properties officeooo:rsid="0019b73e" officeooo:paragraph-rsid="0019b73e"/>
    </style:style>
    <style:style style:name="P3" style:family="paragraph" style:parent-style-name="Standard" style:list-style-name="L2">
      <style:text-properties officeooo:rsid="001aff5e" officeooo:paragraph-rsid="001aff5e"/>
    </style:style>
    <style:style style:name="P4" style:family="paragraph" style:parent-style-name="Standard">
      <style:text-properties officeooo:rsid="001aff5e" officeooo:paragraph-rsid="001aff5e"/>
    </style:style>
    <style:style style:name="P5" style:family="paragraph" style:parent-style-name="Standard" style:list-style-name="L4">
      <style:text-properties officeooo:rsid="001aff5e" officeooo:paragraph-rsid="001cf03e"/>
    </style:style>
    <style:style style:name="P6" style:family="paragraph" style:parent-style-name="Standard">
      <style:text-properties officeooo:rsid="001cf03e" officeooo:paragraph-rsid="001cf03e"/>
    </style:style>
    <style:style style:name="P7" style:family="paragraph" style:parent-style-name="Standard" style:list-style-name="L5">
      <style:text-properties officeooo:rsid="001cf03e" officeooo:paragraph-rsid="001cf03e"/>
    </style:style>
    <style:style style:name="P8" style:family="paragraph" style:parent-style-name="Standard" style:list-style-name="L6">
      <style:text-properties officeooo:rsid="001cf03e" officeooo:paragraph-rsid="001cf03e"/>
    </style:style>
    <style:style style:name="T1" style:family="text">
      <style:text-properties officeooo:rsid="0019b73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officeooo:rsid="0019b73e" style:font-size-asian="15pt" style:font-weight-asian="bold" style:font-size-complex="15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tab/><text:span text:style-name="T3">Novo México</text:span><text:span text:style-name="T1"> </text:span></text:p>
      <text:p text:style-name="Standard"/>
      <text:p text:style-name="Standard"><text:tab/><text:span text:style-name="T1">Site para pessoas que gostam de eventos de corrida possam pesquisar sobre eventos de corrida perto delas ou consultar próximos eventos.</text:span></text:p>
      <text:p text:style-name="Standard"/>
      <text:p text:style-name="P1">1. Quais problemas você <text:s/>tentou resolver?</text:p>
      <text:p text:style-name="P1"/>
      <text:list xml:id="list2271783981" text:style-name="L1">
        <text:list-item>
          <text:p text:style-name="P2">Resolver o problema de informações muito espalhadas, para que unifique informações ou seja, fazer um site especifico para eventos de corrida onde a pessoa podia:</text:p>
        </text:list-item>
      </text:list>
      <text:p text:style-name="P1"/>
      <text:p text:style-name="P1">- Consultar datas de eventos.</text:p>
      <text:p text:style-name="P1">- Cadastrar eventos de corrida.</text:p>
      <text:p text:style-name="P1">- Consultar eventos de corrida.</text:p>
      <text:p text:style-name="P1">- Participar de eventos de corrida.</text:p>
      <text:p text:style-name="P1"/>
      <text:p text:style-name="P1"/>
      <text:p text:style-name="P1">2. Que soluções técnicas ou de processos você aplicou para resolver este problema.</text:p>
      <text:p text:style-name="P1"/>
      <text:list xml:id="list2583221348" text:style-name="L6">
        <text:list-item>
          <text:p text:style-name="P8">Algumas linguagens utilizadas foram:</text:p>
        </text:list-item>
      </text:list>
      <text:p text:style-name="P6"/>
      <text:p text:style-name="P6">- JavaScript para criação do site onde foi feito do parte de front-end e back-end.</text:p>
      <text:p text:style-name="P6">- MySQL Workbench onde eram armazenado os dados dos usuários e eventos </text:p>
      <text:p text:style-name="P1"><text:tab/></text:p>
      <text:p text:style-name="P1"><text:tab/></text:p>
      <text:list xml:id="list915955362" text:style-name="L2">
        <text:list-item>
          <text:p text:style-name="P3">Foi feito uma tela de cadastro de eventos, e para cadastrar você tinha que pedir autorização para o administrador da pagina e na tela continha:</text:p>
        </text:list-item>
      </text:list>
      <text:p text:style-name="P4"/>
      <text:p text:style-name="P4">- Nome do evento.</text:p>
      <text:p text:style-name="P4">- Local do evento.</text:p>
      <text:p text:style-name="P4">- Data e hora do Evento.</text:p>
      <text:p text:style-name="P4">- Nome do organizador ou organizadores.</text:p>
      <text:p text:style-name="P4">- tipo de evento, drift /eurolook/arrancada etc.</text:p>
      <text:p text:style-name="P4"/>
      <text:p text:style-name="P4">3. Quais benefícios você ofereceu ao usuário final, ligado a solução do problema ou que foi além do que foi pedido?</text:p>
      <text:p text:style-name="P4"/>
      <text:list xml:id="list711149654" text:style-name="L4">
        <text:list-item>
          <text:p text:style-name="P5">Feito também um cadastro da marca e modelo do veiculo do usuário, assim na tela de perfil do usuário tinha um ranking de que modelo de carro era mais utilizado entre a comunidade do site.</text:p>
          <text:p text:style-name="P5"><text:s/></text:p>
        </text:list-item>
      </text:list>
      <text:p text:style-name="P4"><text:tab/></text:p>
      <text:p text:style-name="P6">4. Quem eram os clientes?</text:p>
      <text:p text:style-name="P6"/>
      <text:list xml:id="list1506654809" text:style-name="L5">
        <text:list-item>
          <text:p text:style-name="P7">Claro qualquer pessoa poderia usufruir do site porém o publico alvo eram:</text:p>
        </text:list-item>
      </text:list>
      <text:p text:style-name="P6"/>
      <text:p text:style-name="P6">- Pessoas que gostavam de corridas.</text:p>
      <text:p text:style-name="P6">- Os próprios corredores.</text:p>
      <text:p text:style-name="P6">- Oficinas mecânicas que tinham carros pra demonstração.</text:p>
      <text:p text:style-name="P6">- Pessoas que participavam de eventos exposição de carro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0T19:27:21.139165969</meta:creation-date>
    <dc:date>2022-02-10T20:57:16.590436627</dc:date>
    <meta:editing-duration>PT59M24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30" meta:word-count="277" meta:character-count="1625" meta:non-whitespace-character-count="1367"/>
  </office:meta>
</office:document-meta>
</file>